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593cm" table:align="left"/>
    </style:style>
    <style:style style:name="Table1.A" style:family="table-column">
      <style:table-column-properties style:column-width="5.59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fa8e" officeooo:paragraph-rsid="0015f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Stack </text:p>
            <text:p text:style-name="P1"><text:s text:c="4"/>|</text:p>
            <text:p text:style-name="P1"><text:s text:c="3"/>V</text:p>
            <text:p text:style-name="P1"/>
            <text:p text:style-name="P1">mmap</text:p>
            <text:p text:style-name="P1"/>
            <text:p text:style-name="P1"><text:s text:c="3"/>^</text:p>
            <text:p text:style-name="P1"><text:s text:c="3"/>|</text:p>
            <text:p text:style-name="P1">heap</text:p>
          </table:table-cell>
        </table:table-row>
        <table:table-row>
          <table:table-cell table:style-name="Table1.A2" office:value-type="string">
            <text:p text:style-name="P1">BSS — static uninitialized</text:p>
          </table:table-cell>
        </table:table-row>
        <table:table-row>
          <table:table-cell table:style-name="Table1.A2" office:value-type="string">
            <text:p text:style-name="P1">Data segment — static initialized</text:p>
          </table:table-cell>
        </table:table-row>
        <table:table-row>
          <table:table-cell table:style-name="Table1.A2" office:value-type="string">
            <text:p text:style-name="P1">Text Segment (elF) — binary data</text:p>
          </table:table-cell>
        </table:table-row>
        <table:table-row>
          <table:table-cell table:style-name="Table1.A2" office:value-type="string">
            <text:p text:style-name="P1">uninitializ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3:33:16.251082000</meta:creation-date>
    <dc:date>2016-10-19T13:38:31.222847000</dc:date>
    <meta:editing-duration>PT5M15S</meta:editing-duration>
    <meta:editing-cycles>1</meta:editing-cycles>
    <meta:document-statistic meta:table-count="1" meta:image-count="0" meta:object-count="0" meta:page-count="1" meta:paragraph-count="11" meta:word-count="20" meta:character-count="135" meta:non-whitespace-character-count="109"/>
    <meta:generator>LibreOffice/4.3.0.4$MacOSX_x86 LibreOffice_project/62ad5818884a2fc2e5780dd45466868d41009ec0</meta:generator>
  </office:meta>
</office:document-meta>
</file>